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26450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2064864" text:id="ct10555312206486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22083168" text:id="ct10555312208316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22085456" text:id="ct10555312208545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5553122064864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22083168"/><text:change-start text:change-id="ct105553122085456"/>Version History<text:change-end text:change-id="ct10555312208545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6:32.617079266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1.2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14S</meta:editing-duration>
    <meta:generator>LibreOffice/4.4.0.3$MacOSX_X86_64 LibreOffice_project/de093506bcdc5fafd9023ee680b8c60e3e0645d7</meta:generator>
    <dc:date>2015-02-18T19:26:32.526207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8" meta:character-count="465" meta:non-whitespace-character-count="394"/>
  </office:meta>
</office:document-meta>
</file>